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100000011EC315D707A57EEC2.png" manifest:media-type="image/png"/>
  <manifest:file-entry manifest:full-path="Pictures/1000015C000001C2000001C209092EBE293FEF12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ómo se  le llama a la parte que se encarga de estudiar/desarrollar el servidor?</text:p>
      <text:section text:style-name="Sect1" text:name="question-7554-1">
        <text:section text:style-name="Sect1" text:name="q7554:1_answer0_label">
          <text:p text:style-name="Text_20_body">a. </text:p>
          <text:p text:style-name="P1">Las dos opciones son válidas</text:p>
        </text:section>
        <text:section text:style-name="Sect1" text:name="q7554:1_answer1_label">
          <text:p text:style-name="Text_20_body">b. </text:p>
          <text:p text:style-name="P1">Ninguna de las dos opciones</text:p>
        </text:section>
        <text:section text:style-name="Sect1" text:name="q7554:1_answer2_label">
          <text:p text:style-name="Text_20_body">c. </text:p>
          <text:p text:style-name="P1">Back-end</text:p>
        </text:section>
        <text:section text:style-name="Sect1" text:name="q7554:1_answer3_label">
          <text:p text:style-name="Text_20_body">d. </text:p>
          <text:p text:style-name="P1">Front-end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Back-end</text:p>
      </text:section>
      <text:section text:style-name="Sect1" text:name="question-7554-2">
        <text:h text:style-name="Heading_20_3" text:outline-level="3">Pregunta 2</text:h>
        <text:p text:style-name="P2">Correcta</text:p>
        <text:p text:style-name="P2">Se puntúa 1,00 sobre 1,00</text:p>
        <text:section text:style-name="Sect1" text:name="yui_3_17_2_1_1664214505701_36">
          <text:p text:style-name="P2"><draw:frame draw:style-name="fr1" draw:name="Imagen1" text:anchor-type="as-char" svg:width="0.45cm" svg:height="0.45cm" draw:z-index="0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Cuál de los siguientes lenguajes o frameworks no pertenece al back-end?</text:p>
        <text:section text:style-name="Sect1" text:name="q7554:2_answer0_label">
          <text:p text:style-name="Text_20_body">a. </text:p>
          <text:p text:style-name="P1">Mongo</text:p>
        </text:section>
        <text:section text:style-name="Sect1" text:name="q7554:2_answer1_label">
          <text:p text:style-name="Text_20_body">b. </text:p>
          <text:p text:style-name="P1">PHP</text:p>
        </text:section>
        <text:section text:style-name="Sect1" text:name="q7554:2_answer2_label">
          <text:p text:style-name="Text_20_body">c. </text:p>
          <text:p text:style-name="P1">Python</text:p>
        </text:section>
        <text:section text:style-name="Sect1" text:name="q7554:2_answer3_label">
          <text:p text:style-name="Text_20_body">d. </text:p>
          <text:p text:style-name="P1">Angular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Angular</text:p>
      </text:section>
      <text:section text:style-name="Sect1" text:name="question-7554-3">
        <text:h text:style-name="Heading_20_3" text:outline-level="3"><text:soft-page-break/>Pregunta 3</text:h>
        <text:p text:style-name="P2">Incorrecta</text:p>
        <text:p text:style-name="P2">Se puntúa 0,00 sobre 1,00</text:p>
        <text:section text:style-name="Sect1" text:name="yui_3_17_2_1_1664214505701_42">
          <text:p text:style-name="P2"><draw:frame draw:style-name="fr1" draw:name="Imagen2" text:anchor-type="as-char" svg:width="0.45cm" svg:height="0.45cm" draw:z-index="1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es ReactJS?</text:p>
        <text:section text:style-name="Sect1" text:name="q7554:3_answer0_label">
          <text:p text:style-name="Text_20_body">a. </text:p>
          <text:p text:style-name="P1">Es un framework creado por Google</text:p>
        </text:section>
        <text:section text:style-name="Sect1" text:name="q7554:3_answer1_label">
          <text:p text:style-name="Text_20_body">b. </text:p>
          <text:p text:style-name="P1">Es un framework creado por Facebook</text:p>
        </text:section>
        <text:section text:style-name="Sect1" text:name="q7554:3_answer2_label">
          <text:p text:style-name="Text_20_body">c. </text:p>
          <text:p text:style-name="P1">Es un framework creado por Apple</text:p>
        </text:section>
        <text:section text:style-name="Sect1" text:name="q7554:3_answer3_label">
          <text:p text:style-name="Text_20_body">d. </text:p>
          <text:p text:style-name="P1">Es un framework creado por Microsoft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Es un framework creado por Facebook</text:p>
      </text:section>
      <text:section text:style-name="Sect1" text:name="question-7554-4">
        <text:h text:style-name="Heading_20_3" text:outline-level="3">Pregunta 4</text:h>
        <text:p text:style-name="P2">Correcta</text:p>
        <text:p text:style-name="P2">Se puntúa 1,00 sobre 1,00</text:p>
        <text:section text:style-name="Sect1" text:name="yui_3_17_2_1_1664214505701_48">
          <text:p text:style-name="P2"><draw:frame draw:style-name="fr1" draw:name="Imagen3" text:anchor-type="as-char" svg:width="0.45cm" svg:height="0.45cm" draw:z-index="2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Cuál de las siguientes líneas de código es correcta?</text:p>
        <text:section text:style-name="Sect1" text:name="q7554:4_answer0_label">
          <text:p text:style-name="Text_20_body">a. </text:p>
          <text:p text:style-name="P1">&lt;script arc="script.js"&gt;&lt;script&gt;</text:p>
        </text:section>
        <text:section text:style-name="Sect1" text:name="q7554:4_answer1_label">
          <text:p text:style-name="Text_20_body">b. </text:p>
          <text:p text:style-name="P1">&lt;script arc=script.js&gt;</text:p>
        </text:section>
        <text:section text:style-name="Sect1" text:name="q7554:4_answer2_label">
          <text:p text:style-name="Text_20_body">c. </text:p>
          <text:p text:style-name="P1">&lt;script arc="script.js"&gt;&lt;/script&gt;</text:p>
        </text:section>
        <text:section text:style-name="Sect1" text:name="q7554:4_answer3_label">
          <text:p text:style-name="P2">d. </text:p>
          <text:p text:style-name="P2">&lt;script arc=script.js /&gt;&lt;/script&gt;</text:p>
        </text:section>
        <text:h text:style-name="Heading_20_4" text:outline-level="4">Retroalimentación</text:h>
        <text:p text:style-name="P2">Respuesta correcta</text:p>
        <text:p text:style-name="Text_20_body"><text:soft-page-break/>La respuesta correcta es: </text:p>
        <text:p text:style-name="P1">&lt;script arc="script.js"&gt;&lt;/script&gt;</text:p>
      </text:section>
      <text:section text:style-name="Sect1" text:name="question-7554-5">
        <text:h text:style-name="Heading_20_3" text:outline-level="3">Pregunta 5</text:h>
        <text:p text:style-name="P2">Correcta</text:p>
        <text:p text:style-name="P2">Se puntúa 1,00 sobre 1,00</text:p>
        <text:section text:style-name="Sect1" text:name="yui_3_17_2_1_1664214505701_54">
          <text:p text:style-name="P2"><draw:frame draw:style-name="fr1" draw:name="Imagen4" text:anchor-type="as-char" svg:width="0.45cm" svg:height="0.45cm" draw:z-index="3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Cuál es el consorcio que se encarga de desarrollar los estándares para internet?</text:p>
        <text:section text:style-name="Sect1" text:name="q7554:5_answer0_label">
          <text:p text:style-name="Text_20_body">a. </text:p>
          <text:p text:style-name="P1">W3C</text:p>
        </text:section>
        <text:section text:style-name="Sect1" text:name="q7554:5_answer1_label">
          <text:p text:style-name="Text_20_body">b. </text:p>
          <text:p text:style-name="P1">EEWcc</text:p>
        </text:section>
        <text:section text:style-name="Sect1" text:name="q7554:5_answer2_label">
          <text:p text:style-name="Text_20_body">c. </text:p>
          <text:p text:style-name="P1">INTERNIC</text:p>
        </text:section>
        <text:section text:style-name="Sect1" text:name="q7554:5_answer3_label">
          <text:p text:style-name="Text_20_body">d. </text:p>
          <text:p text:style-name="P1">CERN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W3C</text:p>
      </text:section>
      <text:section text:style-name="Sect1" text:name="question-7554-6">
        <text:h text:style-name="Heading_20_3" text:outline-level="3">Pregunta 6</text:h>
        <text:p text:style-name="P2">Correcta</text:p>
        <text:p text:style-name="P2">Se puntúa 1,00 sobre 1,00</text:p>
        <text:section text:style-name="Sect1" text:name="yui_3_17_2_1_1664214505701_60">
          <text:p text:style-name="P2"><draw:frame draw:style-name="fr1" draw:name="Imagen5" text:anchor-type="as-char" svg:width="0.45cm" svg:height="0.45cm" draw:z-index="4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Para obtener la identidad de un elemento del DOM ¿Qué método se utiliza?</text:p>
        <text:section text:style-name="Sect1" text:name="q7554:6_answer0_label">
          <text:p text:style-name="Text_20_body">a. </text:p>
          <text:p text:style-name="P1">document.getDOMById()</text:p>
        </text:section>
        <text:section text:style-name="Sect1" text:name="q7554:6_answer1_label">
          <text:p text:style-name="Text_20_body">b. </text:p>
          <text:p text:style-name="P1">document.getDOMNode()</text:p>
        </text:section>
        <text:section text:style-name="Sect1" text:name="q7554:6_answer2_label">
          <text:p text:style-name="Text_20_body">c. </text:p>
          <text:p text:style-name="P1">document.getElementById()</text:p>
        </text:section>
        <text:section text:style-name="Sect1" text:name="q7554:6_answer3_label">
          <text:p text:style-name="Text_20_body">d. </text:p>
          <text:p text:style-name="P1"><text:soft-page-break/>Ninguna de las respuesta es válida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document.getElementById()</text:p>
      </text:section>
      <text:section text:style-name="Sect1" text:name="question-7554-7">
        <text:h text:style-name="Heading_20_3" text:outline-level="3">Pregunta 7</text:h>
        <text:p text:style-name="P2">Correcta</text:p>
        <text:p text:style-name="P2">Se puntúa 1,00 sobre 1,00</text:p>
        <text:section text:style-name="Sect1" text:name="yui_3_17_2_1_1664214505701_66">
          <text:p text:style-name="P2"><draw:frame draw:style-name="fr1" draw:name="Imagen6" text:anchor-type="as-char" svg:width="0.45cm" svg:height="0.45cm" draw:z-index="5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función se utiliza para escribir un mensaje por consola?</text:p>
        <text:section text:style-name="Sect1" text:name="q7554:7_answer0_label">
          <text:p text:style-name="Text_20_body">a. </text:p>
          <text:p text:style-name="P1">alert()</text:p>
        </text:section>
        <text:section text:style-name="Sect1" text:name="q7554:7_answer1_label">
          <text:p text:style-name="Text_20_body">b. </text:p>
          <text:p text:style-name="P1">Ninguna de las respuesta es válida</text:p>
        </text:section>
        <text:section text:style-name="Sect1" text:name="q7554:7_answer2_label">
          <text:p text:style-name="Text_20_body">c. </text:p>
          <text:p text:style-name="P1">console.log()</text:p>
        </text:section>
        <text:section text:style-name="Sect1" text:name="q7554:7_answer3_label">
          <text:p text:style-name="Text_20_body">d. </text:p>
          <text:p text:style-name="P1">console.alert()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console.log()</text:p>
      </text:section>
      <text:section text:style-name="Sect1" text:name="question-7554-8">
        <text:h text:style-name="Heading_20_3" text:outline-level="3">Pregunta 8</text:h>
        <text:p text:style-name="P2">Sin contestar</text:p>
        <text:p text:style-name="P2">Puntúa como 1,00</text:p>
        <text:section text:style-name="Sect1" text:name="yui_3_17_2_1_1664214505701_72">
          <text:p text:style-name="P2"><draw:frame draw:style-name="fr1" draw:name="Imagen7" text:anchor-type="as-char" svg:width="0.45cm" svg:height="0.45cm" draw:z-index="6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valor tendrá la variable, teniendo el siguiente código?</text:p>
        <text:p text:style-name="P1">var x=10;</text:p>
        <text:p text:style-name="P1">x %=5;</text:p>
        <text:p text:style-name="P1"/>
        <text:section text:style-name="Sect1" text:name="q7554:8_answer0_label">
          <text:p text:style-name="Text_20_body">a. </text:p>
          <text:p text:style-name="P1"><text:soft-page-break/>2</text:p>
        </text:section>
        <text:section text:style-name="Sect1" text:name="q7554:8_answer1_label">
          <text:p text:style-name="Text_20_body">b. </text:p>
          <text:p text:style-name="P1">10</text:p>
        </text:section>
        <text:section text:style-name="Sect1" text:name="q7554:8_answer2_label">
          <text:p text:style-name="Text_20_body">c. </text:p>
          <text:p text:style-name="P1">0</text:p>
        </text:section>
        <text:section text:style-name="Sect1" text:name="q7554:8_answer3_label">
          <text:p text:style-name="Text_20_body">d. </text:p>
          <text:p text:style-name="P1">5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0</text:p>
      </text:section>
      <text:section text:style-name="Sect1" text:name="question-7554-9">
        <text:h text:style-name="Heading_20_3" text:outline-level="3">Pregunta 9</text:h>
        <text:p text:style-name="P2">Correcta</text:p>
        <text:p text:style-name="P2">Se puntúa 1,00 sobre 1,00</text:p>
        <text:section text:style-name="Sect1" text:name="yui_3_17_2_1_1664214505701_78">
          <text:p text:style-name="P2"><draw:frame draw:style-name="fr1" draw:name="Imagen8" text:anchor-type="as-char" svg:width="0.45cm" svg:height="0.45cm" draw:z-index="7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En JavaScript, la siguiente sentencia hará que el valor de la variable dato sea..</text:p>
        <text:p text:style-name="P1">    var dato = "Ronaldo" + 10;</text:p>
        <text:section text:style-name="Sect1" text:name="q7554:9_answer0_label">
          <text:p text:style-name="Text_20_body">a. </text:p>
          <text:p text:style-name="P1">Dará error</text:p>
        </text:section>
        <text:section text:style-name="Sect1" text:name="q7554:9_answer1_label">
          <text:p text:style-name="Text_20_body">b. </text:p>
          <text:p text:style-name="P1">10</text:p>
        </text:section>
        <text:section text:style-name="Sect1" text:name="q7554:9_answer2_label">
          <text:p text:style-name="Text_20_body">c. </text:p>
          <text:p text:style-name="P1">Ronaldo 10</text:p>
        </text:section>
        <text:section text:style-name="Sect1" text:name="q7554:9_answer3_label">
          <text:p text:style-name="Text_20_body">d. </text:p>
          <text:p text:style-name="P1">Ronaldo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Ronaldo 10</text:p>
      </text:section>
      <text:section text:style-name="Sect1" text:name="question-7554-10">
        <text:h text:style-name="Heading_20_3" text:outline-level="3">Pregunta 10</text:h>
        <text:p text:style-name="P2">Correcta</text:p>
        <text:p text:style-name="P2">Se puntúa 1,00 sobre 1,00</text:p>
        <text:section text:style-name="Sect1" text:name="yui_3_17_2_1_1664214505701_84">
          <text:p text:style-name="P2"><text:soft-page-break/><draw:frame draw:style-name="fr1" draw:name="Imagen9" text:anchor-type="as-char" svg:width="0.45cm" svg:height="0.45cm" draw:z-index="8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sintaxis se utilizará para definir una función suma en JavaScript?</text:p>
        <text:section text:style-name="Sect1" text:name="q7554:10_answer0_label">
          <text:p text:style-name="Text_20_body">a. </text:p>
          <text:p text:style-name="P1">Ninguna respuesta es correcta</text:p>
        </text:section>
        <text:section text:style-name="Sect1" text:name="q7554:10_answer1_label">
          <text:p text:style-name="Text_20_body">b. </text:p>
          <text:p text:style-name="P1">suma(a,b) {</text:p>
        </text:section>
        <text:section text:style-name="Sect1" text:name="q7554:10_answer2_label">
          <text:p text:style-name="Text_20_body">c. </text:p>
          <text:p text:style-name="P1">function suma (a,b) {</text:p>
        </text:section>
        <text:section text:style-name="Sect1" text:name="q7554:10_answer3_label">
          <text:p text:style-name="Text_20_body">d. </text:p>
          <text:p text:style-name="P1">function suma[a,b] {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function suma (a,b) {</text:p>
      </text:section>
      <text:section text:style-name="Sect1" text:name="question-7554-11">
        <text:h text:style-name="Heading_20_3" text:outline-level="3">Pregunta 11</text:h>
        <text:p text:style-name="P2">Sin contestar</text:p>
        <text:p text:style-name="P2">Puntúa como 1,00</text:p>
        <text:section text:style-name="Sect1" text:name="yui_3_17_2_1_1664214505701_90">
          <text:p text:style-name="P2"><draw:frame draw:style-name="fr1" draw:name="Imagen10" text:anchor-type="as-char" svg:width="0.45cm" svg:height="0.45cm" draw:z-index="9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hace setTimeout?</text:p>
        <text:section text:style-name="Sect1" text:name="q7554:11_answer0_label">
          <text:p text:style-name="Text_20_body">a. </text:p>
          <text:p text:style-name="P1">Ejecuta una función transcurrido un tiempo determiando</text:p>
        </text:section>
        <text:section text:style-name="Sect1" text:name="q7554:11_answer1_label">
          <text:p text:style-name="Text_20_body">b. </text:p>
          <text:p text:style-name="P1">Hace que se ejecute el script transcurrido un tiempo determinado</text:p>
        </text:section>
        <text:section text:style-name="Sect1" text:name="q7554:11_answer2_label">
          <text:p text:style-name="Text_20_body">c. </text:p>
          <text:p text:style-name="P1">No ejecuta nada de la dicho en las otras respuestas</text:p>
        </text:section>
        <text:section text:style-name="Sect1" text:name="q7554:11_answer3_label">
          <text:p text:style-name="Text_20_body">d. </text:p>
          <text:p text:style-name="P1">Ejecuta una función de forma repetida cada x segundos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Ejecuta una función transcurrido un tiempo determiando</text:p>
      </text:section>
      <text:section text:style-name="Sect1" text:name="question-7554-12">
        <text:h text:style-name="Heading_20_3" text:outline-level="3"><text:soft-page-break/>Pregunta 12</text:h>
        <text:p text:style-name="P2">Sin contestar</text:p>
        <text:p text:style-name="P2">Puntúa como 1,00</text:p>
        <text:section text:style-name="Sect1" text:name="yui_3_17_2_1_1664214505701_96">
          <text:p text:style-name="P2"><draw:frame draw:style-name="fr1" draw:name="Imagen11" text:anchor-type="as-char" svg:width="0.45cm" svg:height="0.45cm" draw:z-index="10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Cuáles son los nodos del DOM</text:p>
        <text:section text:style-name="Sect1" text:name="q7554:12_answer0_label">
          <text:p text:style-name="Text_20_body">a. </text:p>
          <text:p text:style-name="P1">Attr, location, history y text</text:p>
        </text:section>
        <text:section text:style-name="Sect1" text:name="q7554:12_answer1_label">
          <text:p text:style-name="Text_20_body">b. </text:p>
          <text:p text:style-name="P1">Atrr, Document, location y text</text:p>
        </text:section>
        <text:section text:style-name="Sect1" text:name="q7554:12_answer2_label">
          <text:p text:style-name="Text_20_body">c. </text:p>
          <text:p text:style-name="P1">Attr, windows, Element y Text</text:p>
        </text:section>
        <text:section text:style-name="Sect1" text:name="q7554:12_answer3_label">
          <text:p text:style-name="Text_20_body">d. </text:p>
          <text:p text:style-name="P1">Attr, Document, Element y Text 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Attr, Document, Element y Text </text:p>
      </text:section>
      <text:section text:style-name="Sect1" text:name="question-7554-13">
        <text:h text:style-name="Heading_20_3" text:outline-level="3">Pregunta 13</text:h>
        <text:p text:style-name="P2">Incorrecta</text:p>
        <text:p text:style-name="P2">Se puntúa 0,00 sobre 1,00</text:p>
        <text:section text:style-name="Sect1" text:name="yui_3_17_2_1_1664214505701_102">
          <text:p text:style-name="P2"><draw:frame draw:style-name="fr1" draw:name="Imagen12" text:anchor-type="as-char" svg:width="0.45cm" svg:height="0.45cm" draw:z-index="11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es el DOM?</text:p>
        <text:section text:style-name="Sect1" text:name="q7554:13_answer0_label">
          <text:p text:style-name="Text_20_body">a. </text:p>
          <text:p text:style-name="P1">es una plataforma que permite a los script modificar el contenido de forma dinámica de una web</text:p>
        </text:section>
        <text:section text:style-name="Sect1" text:name="q7554:13_answer1_label">
          <text:p text:style-name="Text_20_body">b. </text:p>
          <text:p text:style-name="P1">es un mecanismo para dejar las web estáticas</text:p>
        </text:section>
        <text:section text:style-name="Sect1" text:name="q7554:13_answer2_label">
          <text:p text:style-name="Text_20_body">c. </text:p>
          <text:p text:style-name="P1">es una plataforma que permite a los usuarios modificar el contenido de forma dinámica de una web</text:p>
        </text:section>
        <text:section text:style-name="Sect1" text:name="q7554:13_answer3_label">
          <text:p text:style-name="Text_20_body">d. </text:p>
          <text:p text:style-name="P1">Ninguna de las respuesta son válidas</text:p>
        </text:section>
        <text:h text:style-name="Heading_20_4" text:outline-level="4"><text:soft-page-break/>Retroalimentación</text:h>
        <text:p text:style-name="P2">Respuesta incorrecta.</text:p>
        <text:p text:style-name="Text_20_body">La respuesta correcta es: </text:p>
        <text:p text:style-name="P1">es una plataforma que permite a los script modificar el contenido de forma dinámica de una web</text:p>
      </text:section>
      <text:section text:style-name="Sect1" text:name="question-7554-14">
        <text:h text:style-name="Heading_20_3" text:outline-level="3">Pregunta 14</text:h>
        <text:p text:style-name="P2">Sin contestar</text:p>
        <text:p text:style-name="P2">Puntúa como 1,00</text:p>
        <text:section text:style-name="Sect1" text:name="yui_3_17_2_1_1664214505701_108">
          <text:p text:style-name="P2"><draw:frame draw:style-name="fr1" draw:name="Imagen13" text:anchor-type="as-char" svg:width="0.45cm" svg:height="0.45cm" draw:z-index="12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Una web worker, ¿Dónde se ejecuta?</text:p>
        <text:section text:style-name="Sect1" text:name="q7554:14_answer0_label">
          <text:p text:style-name="Text_20_body">a. </text:p>
          <text:p text:style-name="P1">Ninguna de las respuesta son válidas</text:p>
        </text:section>
        <text:section text:style-name="Sect1" text:name="q7554:14_answer1_label">
          <text:p text:style-name="Text_20_body">b. </text:p>
          <text:p text:style-name="P1">Es un proceso JavaScript que se ejecuta en segundo plano</text:p>
        </text:section>
        <text:section text:style-name="Sect1" text:name="q7554:14_answer2_label">
          <text:p text:style-name="Text_20_body">c. </text:p>
          <text:p text:style-name="P1">no existe web worker</text:p>
        </text:section>
        <text:section text:style-name="Sect1" text:name="q7554:14_answer3_label">
          <text:p text:style-name="Text_20_body">d. </text:p>
          <text:p text:style-name="P1">Es un proceso JavaScript que se ejecuta en primer estancia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Es un proceso JavaScript que se ejecuta en segundo plano</text:p>
      </text:section>
      <text:section text:style-name="Sect1" text:name="question-7554-15">
        <text:h text:style-name="Heading_20_3" text:outline-level="3">Pregunta 15</text:h>
        <text:p text:style-name="P2">Correcta</text:p>
        <text:p text:style-name="P2">Se puntúa 1,00 sobre 1,00</text:p>
        <text:section text:style-name="Sect1" text:name="yui_3_17_2_1_1664214505701_114">
          <text:p text:style-name="P2"><draw:frame draw:style-name="fr1" draw:name="Imagen14" text:anchor-type="as-char" svg:width="0.45cm" svg:height="0.45cm" draw:z-index="13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es JSON?</text:p>
        <text:section text:style-name="Sect1" text:name="q7554:15_answer0_label">
          <text:p text:style-name="Text_20_body">a. </text:p>
          <text:p text:style-name="P1">Acrónimo en JavaScript de JavaScript Object Notation</text:p>
        </text:section>
        <text:section text:style-name="Sect1" text:name="q7554:15_answer1_label">
          <text:p text:style-name="Text_20_body">b. </text:p>
          <text:p text:style-name="P1">Es un subconjunto de la sintaxis de JavaScript</text:p>
        </text:section>
        <text:section text:style-name="Sect1" text:name="q7554:15_answer2_label">
          <text:p text:style-name="Text_20_body">c. </text:p>
          <text:p text:style-name="P1"><text:soft-page-break/>Sintaxis en JavaScript que se  utiliza para almacenar datos</text:p>
        </text:section>
        <text:section text:style-name="Sect1" text:name="q7554:15_answer3_label">
          <text:p text:style-name="Text_20_body">d. </text:p>
          <text:p text:style-name="P1">Todas las respuestas son válidas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Todas las respuestas son válidas</text:p>
      </text:section>
      <text:section text:style-name="Sect1" text:name="question-7554-16">
        <text:h text:style-name="Heading_20_3" text:outline-level="3">Pregunta 16</text:h>
        <text:p text:style-name="P2">Correcta</text:p>
        <text:p text:style-name="P2">Se puntúa 1,00 sobre 1,00</text:p>
        <text:section text:style-name="Sect1" text:name="yui_3_17_2_1_1664214505701_120">
          <text:p text:style-name="P2"><draw:frame draw:style-name="fr1" draw:name="Imagen15" text:anchor-type="as-char" svg:width="0.45cm" svg:height="0.45cm" draw:z-index="14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La comunicación asíncrona en JavaScript es</text:p>
        <text:section text:style-name="Sect1" text:name="q7554:16_answer0_label">
          <text:p text:style-name="Text_20_body">a. </text:p>
          <text:p text:style-name="P1">AJAX</text:p>
        </text:section>
        <text:section text:style-name="Sect1" text:name="q7554:16_answer1_label">
          <text:p text:style-name="Text_20_body">b. </text:p>
          <text:p text:style-name="P1">AsincJS</text:p>
        </text:section>
        <text:section text:style-name="Sect1" text:name="q7554:16_answer2_label">
          <text:p text:style-name="Text_20_body">c. </text:p>
          <text:p text:style-name="P1">AsJS</text:p>
        </text:section>
        <text:section text:style-name="Sect1" text:name="q7554:16_answer3_label">
          <text:p text:style-name="Text_20_body">d. </text:p>
          <text:p text:style-name="P1">No existe comunicación asíncrona en JavaScript</text:p>
        </text:section>
        <text:h text:style-name="Heading_20_4" text:outline-level="4">Retroalimentación</text:h>
        <text:p text:style-name="P2">Respuesta correcta</text:p>
        <text:p text:style-name="Text_20_body">La respuesta correcta es: </text:p>
        <text:p text:style-name="P1">AJAX</text:p>
      </text:section>
      <text:section text:style-name="Sect1" text:name="question-7554-17">
        <text:h text:style-name="Heading_20_3" text:outline-level="3">Pregunta 17</text:h>
        <text:p text:style-name="P2">Sin contestar</text:p>
        <text:p text:style-name="P2">Puntúa como 1,00</text:p>
        <text:section text:style-name="Sect1" text:name="yui_3_17_2_1_1664214505701_126">
          <text:p text:style-name="P2"><draw:frame draw:style-name="fr1" draw:name="Imagen16" text:anchor-type="as-char" svg:width="0.45cm" svg:height="0.45cm" draw:z-index="15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es ReactJS?</text:p>
        <text:section text:style-name="Sect1" text:name="q7554:17_answer0_label">
          <text:p text:style-name="Text_20_body">a. </text:p>
          <text:p text:style-name="P1">Technology Program Agnotic</text:p>
        </text:section>
        <text:section text:style-name="Sect1" text:name="q7554:17_answer1_label">
          <text:p text:style-name="Text_20_body"><text:soft-page-break/>b. </text:p>
          <text:p text:style-name="P1">Technology Stack Agnostic</text:p>
        </text:section>
        <text:section text:style-name="Sect1" text:name="q7554:17_answer2_label">
          <text:p text:style-name="Text_20_body">c. </text:p>
          <text:p text:style-name="P1">Technology Componet Based Agnostic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Technology Stack Agnostic</text:p>
      </text:section>
      <text:section text:style-name="Sect1" text:name="question-7554-18">
        <text:h text:style-name="Heading_20_3" text:outline-level="3">Pregunta 18</text:h>
        <text:p text:style-name="P2">Sin contestar</text:p>
        <text:p text:style-name="P2">Puntúa como 1,00</text:p>
        <text:section text:style-name="Sect1" text:name="yui_3_17_2_1_1664214505701_132">
          <text:p text:style-name="P2"><draw:frame draw:style-name="fr1" draw:name="Imagen17" text:anchor-type="as-char" svg:width="0.45cm" svg:height="0.45cm" draw:z-index="16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Cuál de las siguientes afirmaciones sobre Flux y Redux es correcta?</text:p>
        <text:section text:style-name="Sect1" text:name="q7554:18_answer0_label">
          <text:p text:style-name="Text_20_body">a. </text:p>
          <text:p text:style-name="P1">Flux es un patrón de diseño y Redux es una librería</text:p>
        </text:section>
        <text:section text:style-name="Sect1" text:name="q7554:18_answer1_label">
          <text:p text:style-name="Text_20_body">b. </text:p>
          <text:p text:style-name="P1">Flux y Redux son frameworks</text:p>
        </text:section>
        <text:section text:style-name="Sect1" text:name="q7554:18_answer2_label">
          <text:p text:style-name="Text_20_body">c. </text:p>
          <text:p text:style-name="P1">Ninguna de las respuesta son válidas</text:p>
        </text:section>
        <text:section text:style-name="Sect1" text:name="q7554:18_answer3_label">
          <text:p text:style-name="Text_20_body">d. </text:p>
          <text:p text:style-name="P1">Flux y Redux son librerias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Flux es un patrón de diseño y Redux es una librería</text:p>
      </text:section>
      <text:section text:style-name="Sect1" text:name="question-7554-19">
        <text:h text:style-name="Heading_20_3" text:outline-level="3">Pregunta 19</text:h>
        <text:p text:style-name="P2">Sin contestar</text:p>
        <text:p text:style-name="P2">Puntúa como 1,00</text:p>
        <text:section text:style-name="Sect1" text:name="yui_3_17_2_1_1664214505701_138">
          <text:p text:style-name="P2"><draw:frame draw:style-name="fr1" draw:name="Imagen18" text:anchor-type="as-char" svg:width="0.45cm" svg:height="0.45cm" draw:z-index="17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es JSX?</text:p>
        <text:section text:style-name="Sect1" text:name="q7554:19_answer0_label">
          <text:p text:style-name="Text_20_body">a. </text:p>
          <text:p text:style-name="P1"><text:soft-page-break/>No existe</text:p>
        </text:section>
        <text:section text:style-name="Sect1" text:name="q7554:19_answer1_label">
          <text:p text:style-name="Text_20_body">b. </text:p>
          <text:p text:style-name="P1">Componente para representar la interfaz</text:p>
        </text:section>
        <text:section text:style-name="Sect1" text:name="q7554:19_answer2_label">
          <text:p text:style-name="Text_20_body">c. </text:p>
          <text:p text:style-name="P1">Una extensión de JavaScript para programar componentes React</text:p>
        </text:section>
        <text:section text:style-name="Sect1" text:name="q7554:19_answer3_label">
          <text:p text:style-name="Text_20_body">d. </text:p>
          <text:p text:style-name="P1">Permite cambios ágiles y rápidos de la interfaz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Una extensión de JavaScript para programar componentes React</text:p>
      </text:section>
      <text:section text:style-name="Sect1" text:name="question-7554-20">
        <text:h text:style-name="Heading_20_3" text:outline-level="3">Pregunta 20</text:h>
        <text:p text:style-name="P2">Sin contestar</text:p>
        <text:p text:style-name="P2">Puntúa como 1,00</text:p>
        <text:section text:style-name="Sect1" text:name="yui_3_17_2_1_1664214505701_144">
          <text:p text:style-name="P2"><draw:frame draw:style-name="fr1" draw:name="Imagen19" text:anchor-type="as-char" svg:width="0.45cm" svg:height="0.45cm" draw:z-index="18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pregunta</text:p>
        </text:section>
        <text:h text:style-name="Heading_20_4" text:outline-level="4">Enunciado de la pregunta</text:h>
        <text:p text:style-name="P1">¿Qué permite hacer el BOM?</text:p>
        <text:section text:style-name="Sect1" text:name="q7554:20_answer0_label">
          <text:p text:style-name="Text_20_body">a. </text:p>
          <text:p text:style-name="P1">Todas las respuestas son válidas</text:p>
        </text:section>
        <text:section text:style-name="Sect1" text:name="q7554:20_answer1_label">
          <text:p text:style-name="Text_20_body">b. </text:p>
          <text:p text:style-name="P1">Permite acceder a datos como el historial de navegacion</text:p>
        </text:section>
        <text:section text:style-name="Sect1" text:name="q7554:20_answer2_label">
          <text:p text:style-name="Text_20_body">c. </text:p>
          <text:p text:style-name="P1">Permite acceder a las dimensiones de las ventanas</text:p>
        </text:section>
        <text:section text:style-name="Sect1" text:name="q7554:20_answer3_label">
          <text:p text:style-name="Text_20_body">d. </text:p>
          <text:p text:style-name="P1">Es el objeto en el que se representa el navegador y no solo el documento</text:p>
        </text:section>
        <text:h text:style-name="Heading_20_4" text:outline-level="4">Retroalimentación</text:h>
        <text:p text:style-name="P2">Respuesta incorrecta.</text:p>
        <text:p text:style-name="Text_20_body">La respuesta correcta es: </text:p>
        <text:p text:style-name="P1">Todas las respuestas son válidas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9:53:51.919305389</meta:creation-date>
    <dc:date>2022-09-26T19:54:15.681502751</dc:date>
    <meta:editing-duration>PT24S</meta:editing-duration>
    <meta:editing-cycles>1</meta:editing-cycles>
    <meta:document-statistic meta:table-count="0" meta:image-count="19" meta:object-count="0" meta:page-count="11" meta:paragraph-count="356" meta:word-count="1099" meta:character-count="6867" meta:non-whitespace-character-count="6017"/>
    <meta:generator>LibreOffice/7.4.1.2$Linux_X86_64 LibreOffice_project/40$Build-2</meta:generator>
  </office:meta>
</office:document-meta>
</file>